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dotted" style:text-underline-width="auto" style:text-underline-color="font-color"/>
    </style:style>
    <style:style style:name="T14"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1.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practice exam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Financial contributions can be made at <text:a xlink:type="simple" xlink:href="http://pharmaceuticalcalcutions.org/">http://pharmaceuticalcalcutions.org</text:a> or by mailing a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4">©</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text:span text:style-name="T9">Pharmaceutical Calculations</text:span> is to provide instructors, students, pharmacy technicians, or anyone else even interested in a math book that offers better flexibility and affordability than any other text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this lofty goal.</text:p>
      <text:p text:style-name="P4"/>
      <text:p text:style-name="P4"><text:span text:style-name="T2">I</text:span>NTRODUCTION</text:p>
      <text:p text:style-name="P4"/>
      <text:p text:style-name="P4">I have broken this book up into four sections, <text:span text:style-name="T8">Basic Arithmetic</text:span><text:span text:style-name="T10">, </text:span><text:span text:style-name="T8">Basic Pharmacy Math</text:span><text:span text:style-name="T10">, </text:span><text:span text:style-name="T8">Community Pharmacy Math</text:span><text:span text:style-name="T10">, and </text:span><text:span text:style-name="T8">Institutional Pharmacy Math</text:span><text:span text:style-name="T10">.</text:span></text:p>
      <text:p text:style-name="P2"/>
      <text:list xml:id="list2101518423" text:style-name="L1">
        <text:list-item>
          <text:p text:style-name="P21">Basic Arithmetic<text:span text:style-name="T10">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10">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10">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10"> will teach basic parenteral dosage calculations, insulin dosing, how to calculate milliMoles, milliEquivalents, and how international units are derived. It will also teach 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rug desensitization therapy.</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10">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I want to thank my editors Sharon Brendza, CPhT and Arshaya Hardy, CPhT whom provided innumerable corrections and suggestions. They are both former students that I now look upon as peers. Their attention to detail made them obvious candidates for the job. </text:p>
      <text:p text:style-name="P2"/>
      <text:p text:style-name="P2">Last, but certainly not least, I want to thank everyone else whom has ever sent me or ever will send me an edit or suggestion to improve this book. I believe that this book created along with the collaborative efforts of others is an example of the direction that the text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3"><text:tab/><text:tab/><text:tab/><text:tab/><text:tab/><text:tab/><text:tab/><text:tab/><text:tab/> <text:s text:c="9"/></text:span><text:span text:style-name="T12"><text:s text:c="2"/></text:span><text:s text:c="2"/>7</text:p>
      <text:p text:style-name="P2"><text:tab/>Chapter 1 - Numeral Systems Used in Pharmacy <text:span text:style-name="T13"><text:tab/><text:tab/><text:tab/><text:tab/><text:tab/> <text:s text:c="9"/></text:span><text:tab/> <text:s/>9</text:p>
      <text:p text:style-name="P2"><text:tab/>Chapter 2 - Fractions <text:span text:style-name="T11"><text:tab/></text:span><text:span text:style-name="T13"><text:tab/><text:tab/><text:tab/><text:tab/><text:tab/><text:tab/><text:tab/><text:tab/> <text:s text:c="9"/></text:span><text:s text:c="2"/>57</text:p>
      <text:p text:style-name="P2"><text:tab/>Chapter 3 - Percentages <text:span text:style-name="T13"><text:tab/><text:tab/><text:tab/><text:tab/><text:tab/><text:tab/><text:tab/><text:tab/> <text:s text:c="9"/></text:span><text:tab/>79</text:p>
      <text:p text:style-name="P2"><text:tab/>Chapter 4 - The 24-Hour Time, Exponents, &amp; Scientific Notation <text:span text:style-name="T13"><text:tab/><text:tab/><text:tab/> <text:s text:c="9"/></text:span><text:tab/>93</text:p>
      <text:p text:style-name="P2"><text:tab/>Chapter 5 - Problem Solving Methods <text:span text:style-name="T13"><text:tab/><text:tab/><text:tab/><text:tab/><text:tab/><text:tab/> <text:s text:c="9"/></text:span>107</text:p>
      <text:p text:style-name="P2">Unit 2 - Basic Pharmacy Math <text:span text:style-name="T13"><text:tab/><text:tab/><text:tab/><text:tab/><text:tab/><text:tab/><text:tab/><text:tab/> <text:s text:c="9"/></text:span>135</text:p>
      <text:p text:style-name="P2"><text:tab/>Chapter 6 - Temperature Scale Conversions <text:span text:style-name="T11"><text:tab/></text:span><text:span text:style-name="T13"><text:tab/><text:tab/><text:tab/><text:tab/><text:tab/> <text:s text:c="9"/></text:span>137</text:p>
      <text:p text:style-name="P2"><text:tab/>Chapter 7 - Units of Measurement <text:span text:style-name="T13"><text:tab/><text:tab/><text:tab/><text:tab/><text:tab/><text:tab/><text:tab/> <text:s text:c="9"/></text:span>147</text:p>
      <text:p text:style-name="P2"><text:tab/>Chapter 8 - Working with Prescriptions <text:span text:style-name="T13"><text:tab/><text:tab/><text:tab/><text:tab/><text:tab/><text:tab/> <text:s text:c="9"/></text:span>171</text:p>
      <text:p text:style-name="P2"><text:tab/>Chapter 9 - Basic Medication Calculations <text:span text:style-name="T13"><text:tab/><text:tab/><text:tab/><text:tab/><text:tab/><text:tab/> <text:s text:c="9"/></text:span>205</text:p>
      <text:p text:style-name="P2"><text:tab/>Chapter 10 - Basic Infusion Calculations <text:span text:style-name="T13"><text:tab/><text:tab/><text:tab/><text:tab/><text:tab/><text:tab/> <text:s text:c="9"/></text:span>235</text:p>
      <text:p text:style-name="P2">Unit 3 - Community Pharmacy Math <text:span text:style-name="T13"><text:tab/><text:tab/><text:tab/><text:tab/><text:tab/><text:tab/><text:tab/> <text:s text:c="9"/></text:span>273</text:p>
      <text:p text:style-name="P2"><text:tab/>Chapter 11 - Days' Supply <text:span text:style-name="T13"><text:tab/><text:tab/><text:tab/><text:tab/><text:tab/><text:tab/><text:tab/><text:tab/> <text:s text:c="9"/></text:span>275</text:p>
      <text:p text:style-name="P2"><text:tab/>Chapter 12 - Compounding Math <text:span text:style-name="T13"><text:tab/><text:tab/><text:tab/><text:tab/><text:tab/><text:tab/><text:tab/> <text:s text:c="9"/></text:span>299</text:p>
      <text:p text:style-name="P2"><text:tab/>Chapter 13 - Calculations for Billing Compounds <text:span text:style-name="T13"><text:tab/><text:tab/><text:tab/><text:tab/><text:tab/> <text:s text:c="9"/></text:span>337</text:p>
      <text:p text:style-name="P2"><text:tab/>Chapter 14 - Pharmacy Business Math <text:span text:style-name="T13"><text:tab/><text:tab/><text:tab/><text:tab/><text:tab/><text:tab/> <text:s text:c="9"/></text:span>357</text:p>
      <text:p text:style-name="P2">Unit 4 - Institutional Pharmacy Math <text:span text:style-name="T13"><text:tab/><text:tab/><text:tab/><text:tab/><text:tab/><text:tab/><text:tab/> <text:s text:c="9"/></text:span>421</text:p>
      <text:p text:style-name="P2"><text:tab/>Chapter 15 - Parenteral Dosage Calculations <text:span text:style-name="T13"><text:tab/><text:tab/><text:tab/><text:tab/><text:tab/> <text:s text:c="9"/></text:span>423</text:p>
      <text:p text:style-name="P2"><text:tab/>Chapter 16 - Insulin <text:span text:style-name="T13"><text:tab/><text:tab/><text:tab/><text:tab/><text:tab/><text:tab/><text:tab/><text:tab/><text:tab/> <text:s text:c="9"/></text:span>437</text:p>
      <text:p text:style-name="P2"><text:tab/>Chapter 17 - MilliMoles, MilliEquivalents, Millicuries &amp; International Units <text:span text:style-name="T13"><text:tab/> <text:s text:c="9"/></text:span>447</text:p>
      <text:p text:style-name="P2"><text:tab/>Chapter 18 - Powder Volume Calculations <text:span text:style-name="T13"><text:tab/><text:tab/><text:tab/><text:tab/><text:tab/><text:tab/> <text:s text:c="9"/></text:span><text:span text:style-name="T12">457</text:span></text:p>
      <text:p text:style-name="P2"><text:tab/>Chapter 19 - Percentage Strength <text:span text:style-name="T13"><text:tab/><text:tab/><text:tab/><text:tab/><text:tab/><text:tab/><text:tab/> <text:s text:c="9"/></text:span><text:span text:style-name="T12">473</text:span></text:p>
      <text:p text:style-name="P2"><text:tab/>Chapter 20 - Ratio Strength <text:span text:style-name="T13"><text:tab/><text:tab/><text:tab/><text:tab/><text:tab/><text:tab/><text:tab/><text:tab/> <text:s text:c="9"/></text:span><text:span text:style-name="T12">487</text:span></text:p>
      <text:p text:style-name="P2"><text:tab/>Chapter 21 - Parts Per Million, and Reducing &amp; Enlarging Formulas <text:span text:style-name="T13"><text:tab/><text:tab/> <text:s text:c="9"/></text:span><text:span text:style-name="T12">497</text:span></text:p>
      <text:p text:style-name="P2"><text:tab/>Chapter 22 - Dosage Calculations Based on Body Weight <text:span text:style-name="T13"><text:tab/><text:tab/><text:tab/><text:tab/> <text:s text:c="9"/></text:span><text:span text:style-name="T12">505</text:span></text:p>
      <text:p text:style-name="P2"><text:tab/>Chapter 23 - Dosage Calculations Based on Body Surface Area <text:span text:style-name="T13"><text:tab/><text:tab/><text:tab/> <text:s text:c="9"/></text:span>521</text:p>
      <text:p text:style-name="P2"><text:tab/>Chapter 24 - Drip Rates &amp; Infusion Rates <text:span text:style-name="T13"><text:tab/><text:tab/><text:tab/><text:tab/><text:tab/><text:tab/> <text:s text:c="9"/></text:span>539</text:p>
      <text:p text:style-name="P2"><text:tab/>Chapter 25 - Dilutions &amp; Alligations <text:span text:style-name="T13"><text:tab/><text:tab/><text:tab/><text:tab/><text:tab/><text:tab/> <text:s text:c="9"/></text:span>551</text:p>
      <text:p text:style-name="P2"><text:tab/>Chapter 26 - Parenteral Nutrition <text:span text:style-name="T13"><text:tab/><text:tab/><text:tab/><text:tab/><text:tab/><text:tab/><text:tab/> <text:s text:c="9"/></text:span>565</text:p>
      <text:p text:style-name="P2"><text:tab/>Chapter 27 - Aliquots <text:span text:style-name="T13"><text:tab/><text:tab/><text:tab/><text:tab/><text:tab/><text:tab/><text:tab/><text:tab/> <text:s text:c="9"/></text:span>589</text:p>
      <text:p text:style-name="P2">Answer Key <text:span text:style-name="T13"><text:tab/><text:tab/><text:tab/><text:tab/><text:tab/><text:tab/><text:tab/><text:tab/><text:tab/><text:tab/><text:tab/> <text:s text:c="9"/></text:span>601</text:p>
      <text:p text:style-name="P2">Index <text:span text:style-name="T13"><text:tab/><text:tab/><text:tab/><text:tab/><text:tab/><text:tab/><text:tab/><text:tab/><text:tab/><text:tab/><text:tab/><text:tab/> <text:s text:c="9"/></text:span>639</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2-06-20T13:49:23</dc:date>
    <dc:creator>Sean Parsons</dc:creator>
    <meta:editing-duration>PT8H9M36S</meta:editing-duration>
    <meta:editing-cycles>48</meta:editing-cycles>
    <meta:generator>LibreOffice/3.4$Linux LibreOffice_project/340m1$Build-502</meta:generator>
    <meta:printed-by>Sean Parsons</meta:printed-by>
    <meta:print-date>2011-11-09T15:32:51</meta:print-date>
    <meta:document-statistic meta:table-count="0" meta:image-count="0" meta:object-count="0" meta:page-count="6" meta:paragraph-count="72" meta:word-count="1226" meta:character-count="8117" meta:non-whitespace-character-count="6367"/>
  </office:meta>
</office:document-meta>
</file>